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4mm"/>
    </style:style>
    <style:style style:name="co2" style:family="table-column">
      <style:table-column-properties fo:break-before="auto" style:column-width="256.9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45mm"/>
    </style:style>
    <style:style style:name="ro1" style:family="table-row">
      <style:table-row-properties style:row-height="10.0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24mm" fo:break-before="auto" style:use-optimal-row-height="false"/>
    </style:style>
    <style:style style:name="ro6" style:family="table-row">
      <style:table-row-properties style:row-height="10.58mm" fo:break-before="auto" style:use-optimal-row-height="true"/>
    </style:style>
    <style:style style:name="ro7" style:family="table-row">
      <style:table-row-properties style:row-height="5.1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erif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ext-properties style:font-name="DejaVu Serif"/>
    </style:style>
    <style:style style:name="ce14" style:family="table-cell" style:parent-style-name="Default">
      <style:table-cell-properties fo:background-color="#a7074b"/>
      <style:text-properties style:font-name="DejaVu Serif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b2b2b2"/>
      <style:text-properties style:font-name="DejaVu Serif" fo:font-size="12pt" style:font-size-asian="12pt" style:font-size-complex="12pt"/>
    </style:style>
    <style:style style:name="ce16" style:family="table-cell" style:parent-style-name="Default">
      <style:text-properties style:font-name="DejaVu Serif" fo:font-size="12pt" style:font-size-asian="12pt" style:font-size-complex="12pt"/>
    </style:style>
    <style:style style:name="ce17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DejaVu Serif" fo:font-size="12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2a6099" style:font-name="DejaVu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2pt" fo:language="el" fo:country="GR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DejaVu Serif" fo:font-size="12pt" style:font-name-asian="DejaVu Sans" style:font-size-asian="12pt" style:font-name-complex="DejaVu Sans" style:font-size-complex="12pt"/>
    </style:style>
    <style:style style:name="ce23" style:family="table-cell" style:parent-style-name="Default">
      <style:text-properties style:font-name="DejaVu Serif" fo:font-size="12pt" style:font-name-asian="DejaVu Sans1" style:font-size-asian="12pt" style:font-name-complex="DejaVu Sans1" style:font-size-complex="12pt"/>
    </style:style>
    <style:style style:name="ce24" style:family="table-cell" style:parent-style-name="Default">
      <style:text-properties style:font-name="DejaVu Seri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a7074b"/>
      <style:text-properties style:font-name="DejaVu Serif"/>
    </style:style>
    <style:style style:name="ce26" style:family="table-cell" style:parent-style-name="Default">
      <style:table-cell-properties fo:background-color="#b2b2b2"/>
      <style:text-properties style:font-name="DejaVu Serif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size-asian="12pt" style:font-size-complex="12pt" style:font-weight-asian="bold" style:font-weight-complex="bold"/>
    </style:style>
    <style:style style:name="T5" style:family="text">
      <style:text-properties style:font-size-asian="12pt" style:font-size-complex="12pt"/>
    </style:style>
    <style:style style:name="T6" style:family="text">
      <style:text-properties fo:font-weight="bold" style:font-weight-asian="bold" style:font-weight-complex="bold" style:font-name="DejaVu Sans"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ejaVu Sans"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DejaVu Serif"/>
    </style:style>
    <style:style style:name="T9" style:family="text">
      <style:text-properties style:font-name="DejaVu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DejaVu Sans"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1" style:family="text">
      <style:text-properties style:font-weight-complex="bold" style:font-weight-asian="bold" fo:font-weight="bold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DejaVu Sans" style:font-name-complex="DejaVu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visibility="collapse" table:number-columns-repeated="1021" table:default-cell-style-name="ce13"/>
        <table:table-column table:style-name="co4" table:visibility="collapse" table:default-cell-style-name="ce13"/>
        <table:table-row table:style-name="ro1">
          <table:table-cell table:style-name="ce12" office:value-type="string" calcext:value-type="string" table:number-columns-spanned="2" table:number-rows-spanned="1">
            <text:p>Sprint Backlog</text:p>
          </table:table-cell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User Story</text:p>
          </table:table-cell>
          <table:table-cell table:style-name="ce25" table:number-columns-repeated="62"/>
          <table:table-cell table:number-columns-repeated="960"/>
        </table:table-row>
        <table:table-row table:style-name="ro4">
          <table:table-cell table:style-name="ce15" office:value-type="string" calcext:value-type="string">
            <text:p>U01</text:p>
          </table:table-cell>
          <table:table-cell table:style-name="ce17" office:value-type="string" calcext:value-type="string">
            <text:p>Ως εγγεγραμμένος χρήστης θέλω να μπορώ να συνδεθώ στο σύστημα</text:p>
          </table:table-cell>
          <table:table-cell table:style-name="ce26" table:number-columns-repeated="62"/>
          <table:table-cell table:number-columns-repeated="960"/>
        </table:table-row>
        <table:table-row table:style-name="ro4">
          <table:table-cell table:style-name="ce16"/>
          <table:table-cell table:style-name="ce18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5">
          <table:table-cell table:style-name="ce16"/>
          <table:table-cell table:style-name="ce19" office:value-type="string" calcext:value-type="string">
            <text:p><text:span text:style-name="T1">Σενάριο</text:span>: Εγγεγραμμένος χρήστης συνδέει τον λογαριασμό του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2">Δεδομένου</text:span><text:span text:style-name="T3"> ότι είμαι εγγεγραμμένος χρήστης και είμαι στην σελίδα εισόδου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Όταν</text:span> εισάγω τα διαπιστευτήριά μου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Και</text:span> πατάω το κουμπί “Είσοδος”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Τότε</text:span> το σύστημα με αναγνωρίζει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5" office:value-type="string" calcext:value-type="string">
            <text:p>U02</text:p>
          </table:table-cell>
          <table:table-cell table:style-name="ce17" office:value-type="string" calcext:value-type="string">
            <text:p>Ως χρήστης “γραμματεία” θέλω να μπορώ να δημιουργήσω χρήστες “γραμματεία”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8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">Σενάριο</text:span>: Ο χρήστης “γραμματεία” δημιουργεί λογαριασμό “γραμματεία”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2">Δεδομένου</text:span><text:span text:style-name="T3"> ότι είμαι χρήστης “γραμματεία” και είμαι στην σελίδα δημιουργία χρήστη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Όταν</text:span> εισάγω τα στοιχεία του χρήστη (Ονοματεπώνυμο, email, κατηγορία)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Και</text:span> τα διαπιστευτήρια του χρήστη (username, password)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Και</text:span> πατήσω το κουμπί “Δημιουργία”</text:p>
          </table:table-cell>
          <table:table-cell table:number-columns-repeated="1022"/>
        </table:table-row>
        <table:table-row table:style-name="ro4">
          <table:table-cell/>
          <table:table-cell table:style-name="ce16" office:value-type="string" calcext:value-type="string">
            <text:p><text:span text:style-name="T4">Τότε</text:span><text:span text:style-name="T5"> το σύστημα θα δημιουργεί τον νέο χρήστη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5" office:value-type="string" calcext:value-type="string">
            <text:p>U03</text:p>
          </table:table-cell>
          <table:table-cell table:style-name="ce17" office:value-type="string" calcext:value-type="string">
            <text:p>Ως χρήστης “γραμματεία” θέλω να μπορώ να δημιουργήσω χρήστες “φοιτητής”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8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">Σενάριο</text:span>: Ο χρήστης “γραμματεία” δημιουργεί λογαριασμό “φοιτητής”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2">Δεδομένου</text:span><text:span text:style-name="T3"> ότι είμαι χρήστης “γραμματεία” και είμαι στην σελίδα δημιουργία χρήστη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Όταν</text:span> εισάγω τα στοιχεία του χρήστη (Ονοματεπώνυμο, email, κατηγορία)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Και</text:span> τα διαπιστευτήρια του χρήστη (username, password)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Και</text:span> πατήσω το κουμπί “Δημιουργία”</text:p>
          </table:table-cell>
          <table:table-cell table:number-columns-repeated="1022"/>
        </table:table-row>
        <table:table-row table:style-name="ro4">
          <table:table-cell/>
          <table:table-cell table:style-name="ce16" office:value-type="string" calcext:value-type="string">
            <text:p><text:span text:style-name="T4">Τότε</text:span><text:span text:style-name="T5"> το σύστημα θα δημιουργεί τον νέο χρήστη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5" office:value-type="string" calcext:value-type="string">
            <text:p>U04</text:p>
          </table:table-cell>
          <table:table-cell table:style-name="ce17" office:value-type="string" calcext:value-type="string">
            <text:p>Ως χρήστης “γραμματεία” θέλω να μπορώ να δημιουργήσω χρήστες “καθηγητής”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8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">Σενάριο</text:span>: Ο χρήστης “γραμματεία” δημιουργεί λογαριασμό “καθηγητής”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2">Δεδομένου</text:span><text:span text:style-name="T3"> ότι είμαι χρήστης “γραμματεία” και είμαι στην σελίδα δημιουργία χρήστη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Όταν</text:span> εισάγω τα στοιχεία του χρήστη (Ονοματεπώνυμο, email, κατηγορία)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Και</text:span> τα διαπιστευτήρια του χρήστη (username, password)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Και</text:span> πατήσω το κουμπί “Δημιουργία”</text:p>
          </table:table-cell>
          <table:table-cell table:number-columns-repeated="1022"/>
        </table:table-row>
        <table:table-row table:style-name="ro4">
          <table:table-cell/>
          <table:table-cell table:style-name="ce16" office:value-type="string" calcext:value-type="string">
            <text:p><text:span text:style-name="T4">Τότε</text:span><text:span text:style-name="T5"> το σύστημα θα δημιουργεί τον νέο χρήστη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5" office:value-type="string" calcext:value-type="string">
            <text:p>U05</text:p>
          </table:table-cell>
          <table:table-cell table:style-name="ce17" office:value-type="string" calcext:value-type="string">
            <text:p>Ως χρήστης “γραμματεία” θέλω να μπορώ να δημιουργήσω μαθήματα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8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">Σενάριο</text:span>: Ο χρήστης “γραμματεία” δημιουργεί μαθήματα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2">Δεδομένου</text:span><text:span text:style-name="T3"> ότι είμαι χρήστης “γραμματεία” και είμαι στην σελίδα δημιουργία μαθημάτων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Όταν</text:span> εισάγω τα στοιχεία του μαθήματος (Τίτλος, τύπος, πόντους, εξάμηνο)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Και</text:span> πατήσω το κουμπί “Δημιουργία”</text:p>
          </table:table-cell>
          <table:table-cell table:number-columns-repeated="1022"/>
        </table:table-row>
        <table:table-row table:style-name="ro4">
          <table:table-cell/>
          <table:table-cell table:style-name="ce16" office:value-type="string" calcext:value-type="string">
            <text:p><text:span text:style-name="T4">Τότε</text:span><text:span text:style-name="T5"> το σύστημα θα δημιουργεί το μάθημα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5" office:value-type="string" calcext:value-type="string">
            <text:p>U06</text:p>
          </table:table-cell>
          <table:table-cell table:style-name="ce17" office:value-type="string" calcext:value-type="string">
            <text:p>Ως χρήστης “γραμματεία” θέλω να μπορώ να δημιουργώ προαπαιτούμενα μαθήματα σε ένα μάθημα</text:p>
          </table:table-cell>
          <table:table-cell table:number-columns-repeated="1022"/>
        </table:table-row>
        <table:table-row table:style-name="ro4">
          <table:table-cell/>
          <table:table-cell table:style-name="ce18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6">
          <table:table-cell/>
          <table:table-cell table:style-name="ce19" office:value-type="string" calcext:value-type="string">
            <text:p><text:span text:style-name="T1">Σενάριο</text:span>: Ο χρήστης “γραμματεία” να μπορεί να επιλέγει και να προσθέτει τα προαπαιτούμενα μαθήματα σε ένα μάθημα</text:p>
          </table:table-cell>
          <table:table-cell table:number-columns-repeated="1022"/>
        </table:table-row>
        <table:table-row table:style-name="ro4">
          <table:table-cell/>
          <table:table-cell table:style-name="ce21" office:value-type="string" calcext:value-type="string">
            <text:p><text:span text:style-name="T2">Δεδομένου</text:span><text:span text:style-name="T3"> τι είμαι χρήστης “γραμματεία” και είμαι στην σελίδα προσθήκης μαθημάτων </text:span></text:p>
          </table:table-cell>
          <table:table-cell table:number-columns-repeated="1022"/>
        </table:table-row>
        <table:table-row table:style-name="ro4">
          <table:table-cell/>
          <table:table-cell table:style-name="ce16" office:value-type="string" calcext:value-type="string">
            <text:p><text:span text:style-name="T2">Όταν</text:span> επιλέγω προσθήκη προαπαιτούμενων μαθήματος </text:p>
          </table:table-cell>
          <table:table-cell table:number-columns-repeated="1022"/>
        </table:table-row>
        <table:table-row table:style-name="ro4">
          <table:table-cell/>
          <table:table-cell table:style-name="ce16" office:value-type="string" calcext:value-type="string">
            <text:p><text:span text:style-name="T6">Και</text:span><text:span text:style-name="T7"> επιλέξω το </text:span><text:span text:style-name="T8">μάθημα</text:span> </text:p>
          </table:table-cell>
          <table:table-cell table:number-columns-repeated="1022"/>
        </table:table-row>
        <table:table-row table:style-name="ro4">
          <table:table-cell/>
          <table:table-cell table:style-name="ce16" office:value-type="string" calcext:value-type="string">
            <text:p><text:span text:style-name="T2">Και</text:span> επιλέξω τα προαπαιτούμενα μαθήματα </text:p>
          </table:table-cell>
          <table:table-cell table:number-columns-repeated="1022"/>
        </table:table-row>
        <table:table-row table:style-name="ro4">
          <table:table-cell/>
          <table:table-cell table:style-name="ce16" office:value-type="string" calcext:value-type="string">
            <text:p><text:span text:style-name="T2">Και</text:span>  επιλέγοντας του κουμπί “αποθήκευση”</text:p>
          </table:table-cell>
          <table:table-cell table:number-columns-repeated="1022"/>
        </table:table-row>
        <table:table-row table:style-name="ro4">
          <table:table-cell/>
          <table:table-cell table:style-name="ce16" office:value-type="string" calcext:value-type="string">
            <text:p><text:span text:style-name="T4">Τότε</text:span><text:span text:style-name="T5"> το σύστημα θα αποθηκεύει τα προαπαιτούμενα μαθήματα που έβαλα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5" office:value-type="string" calcext:value-type="string">
            <text:p>U07</text:p>
          </table:table-cell>
          <table:table-cell table:style-name="ce17" office:value-type="string" calcext:value-type="string">
            <text:p>Ως χρήστης "φοιτητής" θέλω να μπορώ να επιλέγω μαθήματα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8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">Σενάριο</text:span>: Ο χρήστης φοιτητής εισάγει μαθήματα από το πρόγραμμα του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2">Δεδομένου</text:span><text:span text:style-name="T3"> ότι είμαι χρήστης φοιτητής και βρίσκομαι στην σελίδα διαχείρισης μαθημάτων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2" office:value-type="string" calcext:value-type="string">
            <text:p><text:span text:style-name="T9">Όταν</text:span><text:span text:style-name="T7">  επιλέγω κάποιο μάθημα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Και</text:span> πατήσω το κουμπί “Οριστικοποίηση”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9">Τότε </text:span><text:span text:style-name="T7">το σύστημα θα εφαρμόζει τις αλλαγές που έχω κάνει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5" office:value-type="string" calcext:value-type="string">
            <text:p>U08</text:p>
          </table:table-cell>
          <table:table-cell table:style-name="ce17" office:value-type="string" calcext:value-type="string">
            <text:p>Ως καθηγητής θέλω να βάζω την βαθμολογία στους φοιτητέ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8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">Σενάριο</text:span>: Χρήστης “καθηγητής” προσθέτει την βαθμολογία των φοιτητών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2">Δεδομένου</text:span><text:span text:style-name="T3"> ότι είμαι χρήστης “καθηγητής” και βρίσκομαι στην σελίδα επεξεργασία βαθμολογίας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2" office:value-type="string" calcext:value-type="string">
            <text:p><text:span text:style-name="T9">Όταν </text:span><text:span text:style-name="T7">πατήσω το κουμπί “Προσθήκη βαθμού”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3" office:value-type="string" calcext:value-type="string">
            <text:p><text:span text:style-name="T10">Και </text:span><text:span text:style-name="T7">επιλέξω το μάθημα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3" office:value-type="string" calcext:value-type="string">
            <text:p><text:span text:style-name="T9">Και </text:span><text:span text:style-name="T7">επιλέξω το φοιτητή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3" office:value-type="string" calcext:value-type="string">
            <text:p><text:span text:style-name="T9">Και </text:span><text:span text:style-name="T7">επιλέξω το βαθμό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Και</text:span> πατήσω το κουμπί “Οριστικοποίηση”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4" office:value-type="string" calcext:value-type="string">
            <text:p>Τότε<text:span text:style-name="T3"> το σύστημα θα εφαρμόζει τις αλλαγές που έκανα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5" office:value-type="string" calcext:value-type="string">
            <text:p>U09</text:p>
          </table:table-cell>
          <table:table-cell table:style-name="ce17" office:value-type="string" calcext:value-type="string">
            <text:p>Ως συνδεμένος χρήστης θέλω να μπορώ να βλέπω τις πληροφορίες του λογαριασμού μου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8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">Σενάριο</text:span>: Ο συνδεμένος χρήστης βλέπει πληροφορίες για τον λογαριασμό του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2">Δεδομένου</text:span><text:span text:style-name="T3"> ότι είμαι συνδεμένος στο σύστημα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2">Όταν</text:span> επιλέξω την επιλογή “Προφίλ”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9">Τότε</text:span><text:span text:style-name="T7"> να μεταβαίνω στη σελίδα “Προφίλ” όπου θα μπορώ να βλέπω τις πληροφορίες του λογαριασμού μου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7">
          <table:table-cell table:style-name="ce15" office:value-type="string" calcext:value-type="string">
            <text:p>U10</text:p>
          </table:table-cell>
          <table:table-cell table:style-name="ce17" office:value-type="string" calcext:value-type="string">
            <text:p>Ως φοιτητής θέλω να μπορώ να βλέπω γενικές πληροφορίες που σχετίζονται με εμένα (μαθήματα/δηλώσεις/βαθμολογίες)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8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">Σενάριο</text:span>: Ο χρήστης φοιτητής βλέπει γενικές πληροφορίες που σχετίζονται με τον ίδιο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2">Δεδομένου</text:span><text:span text:style-name="T3"> ότι είμαι χρήστης φοιτητής και βρίσκομαι στην σελίδα “γενικών πληροφοριών”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Και <text:span text:style-name="T3">πατήσω</text:span><text:span text:style-name="T11"> </text:span><text:span text:style-name="T3">το κουμπί “προβολή μαθημάτων”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2" office:value-type="string" calcext:value-type="string">
            <text:p><text:span text:style-name="T12">Τότε</text:span><text:span text:style-name="T13"> θέλω να βλέπω τις πληροφορίες που σχετίζονται με τα μαθήματα μου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5" office:value-type="string" calcext:value-type="string">
            <text:p>U11</text:p>
          </table:table-cell>
          <table:table-cell table:style-name="ce17" office:value-type="string" calcext:value-type="string">
            <text:p>Ως χρήστης “γραμματεία/καθηγητής” θέλω να μπορώ να δημιουργώ ανακοινώσεις 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8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">Σενάριο</text:span>: Ο χρήστης γραμματεία/καθηγητής να μπορεί να επιλέγει και να προσθέτει ανακοινώσεις 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2">Δεδομένου</text:span><text:span text:style-name="T3"> είμαι χρήστης “γραμματεία/καθηγητής” και είμαι στην κεντρική σελίδα 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2" office:value-type="string" calcext:value-type="string">
            <text:p><text:span text:style-name="T12">Όταν </text:span><text:span text:style-name="T13"> πατήσω το κουμπί "προσθήκη ανακοινώσεις" 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Και  <text:span text:style-name="T3">συμπληρώσω τα στοιχεία</text:span><text:span text:style-name="T11"> 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Και <text:span text:style-name="T3">πατήσω οριστικοποίηση 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2" office:value-type="string" calcext:value-type="string">
            <text:p><text:span text:style-name="T12">Τότε</text:span><text:span text:style-name="T13"> το σύστημα θα αποθηκεύει την ανακοινώσει που έκανα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5" office:value-type="string" calcext:value-type="string">
            <text:p>U12</text:p>
          </table:table-cell>
          <table:table-cell table:style-name="ce17" office:value-type="string" calcext:value-type="string">
            <text:p>Ως χρήστης θέλω να βλέπω τις ανακοινώσεις που υπάρχουν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8" office:value-type="string" calcext:value-type="string">
            <text:p>Κριτήρια αποδοχή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9" office:value-type="string" calcext:value-type="string">
            <text:p><text:span text:style-name="T1">Σενάριο</text:span>: Ο χρήστης βλέπει τις ανακοινώσεις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21" office:value-type="string" calcext:value-type="string">
            <text:p><text:span text:style-name="T2">Δεδομένου</text:span><text:span text:style-name="T3"> ότι ο χρήστης είναι συνδεμένος στο σύστημα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9">Όταν </text:span><text:span text:style-name="T7">θα πηγαίνει στην σελίδα ανακοινώσεων</text:span></text:p>
          </table:table-cell>
          <table:table-cell table:number-columns-repeated="1022"/>
        </table:table-row>
        <table:table-row table:style-name="ro4">
          <table:table-cell table:style-name="ce16"/>
          <table:table-cell table:style-name="ce16" office:value-type="string" calcext:value-type="string">
            <text:p><text:span text:style-name="T9">Τότε</text:span><text:span text:style-name="T7"> θα μπορεί να βλέπει τις ανακοινώσεις</text:span></text:p>
          </table:table-cell>
          <table:table-cell table:number-columns-repeated="1022"/>
        </table:table-row>
        <table:table-row table:style-name="ro2" table:number-rows-repeated="23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4">
          <table:table-cell table:style-name="ce16" table:number-columns-repeated="2"/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4">
          <table:table-cell table:style-name="ce16"/>
          <table:table-cell table:style-name="ce24"/>
          <table:table-cell table:number-columns-repeated="1022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l" fo:country="G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 style:data-style-name="N2" text:time-value="18:43:47.8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3T11:49:21.760968807</meta:creation-date>
    <dc:date>2019-12-15T18:59:14.462000000</dc:date>
    <meta:editing-duration>PT41M57S</meta:editing-duration>
    <meta:editing-cycles>11</meta:editing-cycles>
    <meta:generator>LibreOffice/6.3.3.2$Windows_X86_64 LibreOffice_project/a64200df03143b798afd1ec74a12ab50359878ed</meta:generator>
    <meta:document-statistic meta:table-count="1" meta:cell-count="105" meta:object-count="0"/>
  </office:meta>
</office:document-meta>
</file>